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istoj.B1" style:family="table-cell">
      <style:table-cell-properties fo:padding="0.097cm" fo:border="0.002cm solid #000000"/>
    </style:style>
    <style:style style:name="Chistoj.A2" style:family="table-cell">
      <style:table-cell-properties fo:padding="0.097cm" fo:border-left="0.002cm solid #000000" fo:border-right="none" fo:border-top="none" fo:border-bottom="0.002cm solid #000000"/>
    </style:style>
    <style:style style:name="Chistoj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Chistoj.B1" office:value-type="string">
            <text:p text:style-name="Table_20_Contents">System Requirements Menu:</text:p>
            <text:p text:style-name="Table_20_Contents">Funzionalità 1: Informazioni Servizio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2">contenente l'anomalia</text:p>
          </table:table-cell>
          <table:table-cell table:style-name="Chistoj.B2" office:value-type="string">
            <text:p text:style-name="Table_20_Contents">N/A</text:p>
          </table:table-cell>
        </table:table-row>
        <table:table-row>
          <table:table-cell table:style-name="Chistoj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Chistoj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Chistoj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1.B1" office:value-type="string">
            <text:p text:style-name="Table_20_Contents">System Requirements Menu:</text:p>
            <text:p text:style-name="Table_20_Contents">Funzionalità 2: Materiale e le informazioni necessari</text:p>
          </table:table-cell>
        </table:table-row>
        <table:table-row>
          <table:table-cell table:style-name="Tabella1.A2" office:value-type="string">
            <text:p text:style-name="P2">Nome dell'artefatto</text:p>
            <text:p text:style-name="P2">contenente l'anomalia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1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  <table:table-row>
          <table:table-cell table:style-name="Tabella1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1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2.B1" office:value-type="string">
            <text:p text:style-name="Table_20_Contents">System Requirements Menu:</text:p>
            <text:p text:style-name="Table_20_Contents">Funzionalità 3: Pubblicare informazioni di servizio e gli elenchi dei vincitori dei bandi</text:p>
          </table:table-cell>
        </table:table-row>
        <table:table-row>
          <table:table-cell table:style-name="Tabella2.A2" office:value-type="string">
            <text:p text:style-name="P2">Nome dell'artefatto</text:p>
            <text:p text:style-name="P2">contenente l'anomalia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  <table:table-row>
          <table:table-cell table:style-name="Tabella2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2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3.B1" office:value-type="string">
            <text:p text:style-name="Table_20_Contents">Traceability Analysis:</text:p>
            <text:p text:style-name="Table_20_Contents">Funzionalità 4</text:p>
          </table:table-cell>
        </table:table-row>
        <table:table-row>
          <table:table-cell table:style-name="Tabella3.A2" office:value-type="string">
            <text:p text:style-name="P2">Nome dell'artefatto</text:p>
            <text:p text:style-name="P2">contenente l'anomalia</text:p>
          </table:table-cell>
          <table:table-cell table:style-name="Tabella3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3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3.B2" office:value-type="string">
            <text:p text:style-name="Table_20_Contents">Il SD non rispetta i parametri di valutazione:<text:line-break/>non corrisponde né ai passi né ai nomi dell'use case corrispondente. In pratica nell'use case si immette prima la chiave da ricercare e poi si clicca sul bottone cerca mentre nel SD si fa il contrario.</text:p>
          </table:table-cell>
        </table:table-row>
        <table:table-row>
          <table:table-cell table:style-name="Tabella3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3.B2" office:value-type="string">
            <text:p text:style-name="Table_20_Contents">\RAD\Casi d'uso\Atsilo3\Forum\</text:p>
            <text:p text:style-name="Table_20_Contents"/>
            <text:p text:style-name="Table_20_Contents">UC_H_35_Ricerca_argomenti_forum.fodt</text:p>
          </table:table-cell>
        </table:table-row>
      </table:table>
      <text:p text:style-name="Standard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4.B1" office:value-type="string">
            <text:p text:style-name="Table_20_Contents">Traceability Analysis:</text:p>
            <text:p text:style-name="Table_20_Contents">Funzionalità 5-6 (Questionari)</text:p>
          </table:table-cell>
        </table:table-row>
        <table:table-row>
          <table:table-cell table:style-name="Tabella4.A2" office:value-type="string">
            <text:p text:style-name="P2">Nome dell'artefatto</text:p>
            <text:p text:style-name="P2">contenente l'anomalia</text:p>
          </table:table-cell>
          <table:table-cell table:style-name="Tabella4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4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4.B2" office:value-type="string">
            <text:p text:style-name="Table_20_Contents">Il SD non rispetta i parametri di valutazione:<text:line-break/>non corrisponde né ai passi dell'use case corrispondente. Bisogna aggiungere il bottone per accedere alla funzione di inserimento questionario nell'SD.</text:p>
          </table:table-cell>
        </table:table-row>
        <table:table-row>
          <table:table-cell table:style-name="Tabella4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4.B2" office:value-type="string">
            <text:p text:style-name="Table_20_Contents">\RAD\Casi d'uso\Atsilo3\Questionari\</text:p>
            <text:p text:style-name="Table_20_Contents"/>
            <text:p text:style-name="Table_20_Contents">UC_H_20_inserimento_questionario.fodt</text:p>
            <text:p text:style-name="Table_20_Contents">UC_H_23_visualizzazione_questionari.fod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5.B1" office:value-type="string">
            <text:p text:style-name="Table_20_Contents">Traceability Analysis:</text:p>
            <text:p text:style-name="Table_20_Contents">Funzionalità 7</text:p>
          </table:table-cell>
        </table:table-row>
        <table:table-row>
          <table:table-cell table:style-name="Tabella5.A2" office:value-type="string">
            <text:p text:style-name="P2">Nome dell'artefatto</text:p>
            <text:p text:style-name="P2">contenente l'anomalia</text:p>
          </table:table-cell>
          <table:table-cell table:style-name="Tabella5.B2" office:value-type="string">
            <text:p text:style-name="Table_20_Contents">N/A</text:p>
          </table:table-cell>
        </table:table-row>
        <table:table-row>
          <table:table-cell table:style-name="Tabella5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5.B2" office:value-type="string">
            <text:p text:style-name="Table_20_Contents">L'SD non è presente nell'apposita cartella.</text:p>
          </table:table-cell>
        </table:table-row>
        <table:table-row>
          <table:table-cell table:style-name="Tabella5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5.B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5:52:19.61</meta:creation-date>
    <dc:date>2012-11-08T12:22:21.52</dc:date>
    <meta:editing-duration>PT14M16S</meta:editing-duration>
    <meta:editing-cycles>8</meta:editing-cycles>
    <meta:generator>OpenOffice.org/3.3$Win32 OpenOffice.org_project/330m20$Build-9567</meta:generator>
    <meta:print-date>2012-11-07T17:59:36.12</meta:print-date>
    <meta:document-statistic meta:table-count="6" meta:image-count="0" meta:object-count="0" meta:page-count="5" meta:paragraph-count="87" meta:word-count="427" meta:character-count="3250"/>
  </office:meta>
</office:document-meta>
</file>